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MG75HH" table:style-name="ta1" table:print="false">
        <table:table-column table:style-name="co2" table:number-columns-repeated="2" table:default-cell-style-name="ce1"/>
        <table:table-column table:style-name="co4" table:number-columns-repeated="1022" table:default-cell-style-name="ce1"/>
        <table:table-row table:style-name="ro3">
          <table:table-cell office:value-type="string">
            <text:p>MG75HH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4">
            <text:p>7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3">
          <table:table-cell office:value-type="string">
            <text:p>MG75HH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MG75HH.B1:MG75HH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13/06/2017</text:date>, <text:time>13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Tarca</meta:initial-creator>
    <meta:creation-date>2017-06-09T17:11:47</meta:creation-date>
    <dc:date>2017-06-13T13:48:51</dc:date>
    <dc:creator>Silvio Tarca</dc:creator>
    <meta:editing-duration>PT2M32S</meta:editing-duration>
    <meta:editing-cycles>2</meta:editing-cycles>
    <meta:generator>OpenOffice/4.1.2$Unix OpenOffice.org_project/412m3$Build-9782</meta:generator>
    <meta:document-statistic meta:table-count="3" meta:cell-count="150" meta:object-count="0"/>
  </office:meta>
</office:document-meta>
</file>